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66FEDF4EC29BA0878B.png" manifest:media-type="image/png"/>
  <manifest:file-entry manifest:full-path="Pictures/10000201000000BE0000002B1BCFE69BB2494310.png" manifest:media-type="image/png"/>
  <manifest:file-entry manifest:full-path="Pictures/100002010000029A0000007AB6801D87D7A89406.png" manifest:media-type="image/png"/>
  <manifest:file-entry manifest:full-path="Pictures/10000201000001910000016874D74583EED297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4.6cm"/>
      <style:paragraph-properties style:writing-mode="lr-tb"/>
    </style:style>
    <style:style style:name="gr4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65cm" fo:min-width="6.7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13cm" fo:min-width="26.201cm"/>
      <style:paragraph-properties style:writing-mode="lr-tb"/>
    </style:style>
    <style:style style:name="gr6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125cm" fo:min-width="6.9cm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5cm" fo:min-width="4.6cm"/>
      <style:paragraph-properties style:writing-mode="lr-tb"/>
    </style:style>
    <style:style style:name="gr1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55cm" fo:min-width="6.7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draw:fill="solid" draw:fill-color="#ffffff" draw:opacity="0%" draw:textarea-horizontal-align="justify" draw:textarea-vertical-align="middle" draw:auto-grow-height="false" fo:min-height="10.65cm" fo:min-width="9.2cm" draw:shadow-opacity="0%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32pt" style:font-size-asian="18pt" style:font-size-complex="18pt"/>
    </style:style>
    <style:style style:name="P2" style:family="paragraph">
      <loext:graphic-properties draw:fill="none" draw:fill-color="#ffffff"/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dee6e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3cm" svg:height="1.9cm" svg:x="5.2cm" svg:y="1.1cm">
          <draw:text-box>
            <text:p text:style-name="P1"><text:span text:style-name="T1">Broker</text:span></text:p>
          </draw:text-box>
        </draw:frame>
        <draw:frame draw:style-name="gr2" draw:text-style-name="P2" draw:layer="layout" svg:width="5.7cm" svg:height="1.6cm" svg:x="19.6cm" svg:y="1.1cm">
          <draw:text-box>
            <text:p text:style-name="P1"><text:span text:style-name="T1">Exchange</text:span></text:p>
          </draw:text-box>
        </draw:frame>
        <draw:custom-shape draw:style-name="gr3" draw:text-style-name="P4" xml:id="id1" draw:id="id1" draw:layer="layout" svg:width="5.1cm" svg:height="2.4cm" svg:x="4.6cm" svg:y="3.5cm">
          <text:p text:style-name="P3"><text:span text:style-name="T2"/></text:p>
          <text:p text:style-name="P3"><text:span text:style-name="T2"/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7.2cm" svg:height="2.9cm" svg:x="3.5cm" svg:y="9.8cm">
          <text:p text:style-name="P3"><text:span text:style-name="T2"/></text:p>
          <text:p text:style-name="P3"><text:span text:style-name="T3"/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26.7cm" svg:height="4.9cm" svg:x="1.6cm" svg:y="14.9cm">
          <text:p text:style-name="P3"><text:span text:style-name="T2"/></text:p>
          <draw:enhanced-geometry svg:viewBox="0 0 88 21600" draw:glue-points="44 ?f6 44 0 0 10800 44 21600 88 10800" draw:text-areas="0 ?f6 88 ?f3" draw:type="can" draw:modifiers="4178.086104876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3" draw:id="id3" draw:layer="layout" svg:width="7.399cm" svg:height="2.2cm" svg:x="3.401cm" svg:y="16.6cm">
          <text:p text:style-name="P3"/>
          <text:p text:style-name="P3"/>
          <text:p text:style-name="P3">Broker</text:p>
          <text:p text:style-name="P3"/>
          <text:p text:style-name="P3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6" draw:id="id6" draw:layer="layout" svg:width="7.399cm" svg:height="2.2cm" svg:x="18.601cm" svg:y="16.5cm">
          <text:p text:style-name="P3"/>
          <text:p text:style-name="P3"/>
          <text:p text:style-name="P3">Exchange</text:p>
          <text:p text:style-name="P3"/>
          <text:p text:style-name="P3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7" draw:layer="layout" draw:type="line" svg:x1="7.15cm" svg:y1="5.9cm" svg:x2="7.1cm" svg:y2="9.8cm" draw:start-shape="id1" draw:start-glue-point="6" draw:end-shape="id2" draw:end-glue-point="4" svg:d="M7150 5900l-50 3900" svg:viewBox="0 0 51 3901">
          <text:p/>
        </draw:connector>
        <draw:frame draw:style-name="gr8" draw:text-style-name="P9" draw:layer="layout" svg:width="4.5cm" svg:height="1.8cm" svg:x="7.2cm" svg:y="6.8cm">
          <draw:text-box>
            <text:p text:style-name="P8"><text:span text:style-name="T3">REST</text:span></text:p>
            <text:p text:style-name="P8"><text:span text:style-name="T3">Websocket</text:span></text:p>
          </draw:text-box>
        </draw:frame>
        <draw:connector draw:style-name="gr7" draw:text-style-name="P7" draw:layer="layout" draw:type="line" svg:x1="7.101cm" svg:y1="16.6cm" svg:x2="7.1cm" svg:y2="12.7cm" draw:start-shape="id3" draw:start-glue-point="5" draw:end-shape="id2" draw:end-glue-point="6" svg:d="M7101 16600l-1-3900" svg:viewBox="0 0 2 3901">
          <text:p/>
        </draw:connector>
        <draw:custom-shape draw:style-name="gr9" draw:text-style-name="P4" xml:id="id4" draw:id="id4" draw:layer="layout" svg:width="5.1cm" svg:height="2.3cm" svg:x="19.7cm" svg:y="3.4cm">
          <text:p text:style-name="P3"><text:span text:style-name="T2"/></text:p>
          <text:p text:style-name="P3"><text:span text:style-name="T2"/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xml:id="id5" draw:id="id5" draw:layer="layout" svg:width="7.2cm" svg:height="2.8cm" svg:x="18.6cm" svg:y="9.8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draw:type="line" svg:x1="22.25cm" svg:y1="5.7cm" svg:x2="22.2cm" svg:y2="9.8cm" draw:start-shape="id4" draw:start-glue-point="6" draw:end-shape="id5" draw:end-glue-point="4" svg:d="M22250 5700l-50 4100" svg:viewBox="0 0 51 4101">
          <text:p/>
        </draw:connector>
        <draw:frame draw:style-name="gr8" draw:text-style-name="P9" draw:layer="layout" svg:width="4.5cm" svg:height="1.8cm" svg:x="22.4cm" svg:y="6.7cm">
          <draw:text-box>
            <text:p text:style-name="P8"><text:span text:style-name="T3">REST</text:span></text:p>
            <text:p text:style-name="P8"><text:span text:style-name="T3">Websocket</text:span></text:p>
          </draw:text-box>
        </draw:frame>
        <draw:connector draw:style-name="gr7" draw:text-style-name="P7" draw:layer="layout" draw:type="line" svg:x1="22.301cm" svg:y1="16.5cm" svg:x2="22.2cm" svg:y2="12.6cm" draw:start-shape="id6" draw:start-glue-point="5" draw:end-shape="id5" draw:end-glue-point="6" svg:d="M22301 16500l-101-3900" svg:viewBox="0 0 102 3901">
          <text:p/>
        </draw:connector>
        <draw:connector draw:style-name="gr11" draw:text-style-name="P7" draw:layer="layout" draw:type="line" svg:x1="10.7cm" svg:y1="11.25cm" svg:x2="18.6cm" svg:y2="11.2cm" draw:start-shape="id2" draw:start-glue-point="7" draw:end-shape="id5" draw:end-glue-point="5" svg:d="M10700 11250l7900-50" svg:viewBox="0 0 7901 51">
          <text:p/>
        </draw:connector>
        <draw:frame draw:style-name="gr12" draw:text-style-name="P11" draw:layer="layout" svg:width="4.3cm" svg:height="2cm" svg:x="12.7cm" svg:y="11.3cm">
          <draw:text-box>
            <text:p text:style-name="P10"><text:span text:style-name="T3">TCP/IP</text:span></text:p>
            <text:p text:style-name="P10"><text:span text:style-name="T3">FIX Protocol</text:span></text:p>
          </draw:text-box>
        </draw:frame>
        <draw:custom-shape draw:style-name="gr13" draw:text-style-name="P12" draw:layer="layout" svg:width="9.7cm" svg:height="10.9cm" svg:x="2.3cm" svg:y="2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2" draw:layer="layout" svg:width="9.7cm" svg:height="10.9cm" svg:x="17.4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3" draw:layer="layout" svg:width="1.989cm" svg:height="1.784cm" svg:x="6.2cm" svg:y="3.816cm">
          <draw:image xlink:href="Pictures/10000201000001910000016874D74583EED2977B.png" xlink:type="simple" xlink:show="embed" xlink:actuate="onLoad" loext:mime-type="image/png">
            <text:p/>
          </draw:image>
        </draw:frame>
        <draw:frame draw:style-name="gr14" draw:text-style-name="P3" draw:layer="layout" svg:width="5.46cm" svg:height="1cm" svg:x="4.486cm" svg:y="10.1cm">
          <draw:image xlink:href="Pictures/100002010000029A0000007AB6801D87D7A89406.png" xlink:type="simple" xlink:show="embed" xlink:actuate="onLoad" loext:mime-type="image/png">
            <text:p/>
          </draw:image>
        </draw:frame>
        <draw:frame draw:style-name="gr14" draw:text-style-name="P3" draw:layer="layout" svg:width="1.989cm" svg:height="1.784cm" svg:x="21.3cm" svg:y="3.716cm">
          <draw:image xlink:href="Pictures/10000201000001910000016874D74583EED2977B.png" xlink:type="simple" xlink:show="embed" xlink:actuate="onLoad" loext:mime-type="image/png">
            <text:p/>
          </draw:image>
        </draw:frame>
        <draw:frame draw:style-name="gr14" draw:text-style-name="P3" draw:layer="layout" svg:width="4.596cm" svg:height="1.04cm" svg:x="4.9cm" svg:y="11.4cm">
          <draw:image xlink:href="Pictures/10000201000000BE0000002B1BCFE69BB2494310.png" xlink:type="simple" xlink:show="embed" xlink:actuate="onLoad" loext:mime-type="image/png">
            <text:p/>
          </draw:image>
        </draw:frame>
        <draw:frame draw:style-name="gr14" draw:text-style-name="P3" draw:layer="layout" svg:width="5.46cm" svg:height="1cm" svg:x="19.4cm" svg:y="10.06cm">
          <draw:image xlink:href="Pictures/100002010000029A0000007AB6801D87D7A89406.png" xlink:type="simple" xlink:show="embed" xlink:actuate="onLoad" loext:mime-type="image/png">
            <text:p/>
          </draw:image>
        </draw:frame>
        <draw:frame draw:style-name="gr14" draw:text-style-name="P3" draw:layer="layout" svg:width="4.596cm" svg:height="1.04cm" svg:x="19.814cm" svg:y="11.36cm">
          <draw:image xlink:href="Pictures/10000201000000BE0000002B1BCFE69BB2494310.png" xlink:type="simple" xlink:show="embed" xlink:actuate="onLoad" loext:mime-type="image/png">
            <text:p/>
          </draw:image>
        </draw:frame>
        <draw:frame draw:style-name="gr14" draw:text-style-name="P3" draw:layer="layout" svg:width="5.336cm" svg:height="2.4cm" svg:x="11.964cm" svg:y="16.6cm">
          <draw:image xlink:href="Pictures/100002010000031C00000166FEDF4EC29BA0878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30:48.180418159</meta:creation-date>
    <meta:generator>LibreOffice/6.4.7.2$Linux_X86_64 LibreOffice_project/40$Build-2</meta:generator>
    <dc:date>2021-05-11T18:10:52.300188559</dc:date>
    <meta:editing-duration>PT39M49S</meta:editing-duration>
    <meta:editing-cycles>33</meta:editing-cycles>
    <meta:document-statistic meta:object-count="26"/>
  </office:meta>
</office:document-meta>
</file>